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2.1236in"/>
    </style:style>
    <style:style style:name="co4" style:family="table-column">
      <style:table-column-properties fo:break-before="auto" style:column-width="0.80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apital</text:p>
          </table:table-cell>
          <table:table-cell office:value-type="float" office:value="150000">
            <text:p>150000</text:p>
          </table:table-cell>
          <table:table-cell/>
          <table:table-cell office:value-type="string">
            <text:p>7-Year</text:p>
          </table:table-cell>
          <table:table-cell office:value-type="string">
            <text:p>Result:</text:p>
          </table:table-cell>
        </table:table-row>
        <table:table-row table:style-name="ro1">
          <table:table-cell office:value-type="string">
            <text:p>Cap-Cost</text:p>
          </table:table-cell>
          <table:table-cell office:value-type="float" office:value="12000">
            <text:p>12000</text:p>
          </table:table-cell>
          <table:table-cell/>
          <table:table-cell office:value-type="float" office:value="0.1429">
            <text:p>0.14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2449">
            <text:p>0.24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1749">
            <text:p>0.17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1249">
            <text:p>0.12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893">
            <text:p>0.08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892">
            <text:p>0.0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893">
            <text:p>0.08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446">
            <text:p>0.044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Income Statement</text:p>
          </table:table-cell>
          <table:table-cell table:number-columns-repeated="6"/>
        </table:table-row>
        <table:table-row table:style-name="ro1">
          <table:table-cell office:value-type="string">
            <text:p>End of Ye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ACRS Depreciation Rate</text:p>
          </table:table-cell>
          <table:table-cell/>
          <table:table-cell office:value-type="float" office:value="0.1429">
            <text:p>0.1429</text:p>
          </table:table-cell>
          <table:table-cell office:value-type="float" office:value="0.2449">
            <text:p>0.2449</text:p>
          </table:table-cell>
          <table:table-cell office:value-type="float" office:value="0.1749">
            <text:p>0.1749</text:p>
          </table:table-cell>
          <table:table-cell office:value-type="float" office:value="0.1249">
            <text:p>0.1249</text:p>
          </table:table-cell>
          <table:table-cell table:formula="of:=0.0893 / 2" office:value-type="float" office:value="0.04465">
            <text:p>0.0446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Book Value</text:p>
          </table:table-cell>
          <table:table-cell table:formula="of:=-[.B6]+[.B12]" office:value-type="float" office:value="162000">
            <text:p>162000</text:p>
          </table:table-cell>
          <table:table-cell table:formula="of:=[.B5]+[.C12]" office:value-type="float" office:value="138850.2">
            <text:p>138850.2</text:p>
          </table:table-cell>
          <table:table-cell table:formula="of:=[.C5]+[.D12]" office:value-type="float" office:value="99176.4">
            <text:p>99176.4</text:p>
          </table:table-cell>
          <table:table-cell table:formula="of:=[.D5]+[.E12]" office:value-type="float" office:value="70842.6">
            <text:p>70842.6</text:p>
          </table:table-cell>
          <table:table-cell table:formula="of:=[.E5]+[.F12]" office:value-type="float" office:value="50608.8">
            <text:p>50608.8</text:p>
          </table:table-cell>
          <table:table-cell table:formula="of:=[.F5]+[.G12]" office:value-type="float" office:value="43375.5">
            <text:p>43375.5</text:p>
          </table:table-cell>
        </table:table-row>
        <table:table-row table:style-name="ro1">
          <table:table-cell office:value-type="string">
            <text:p>Capital Cost</text:p>
          </table:table-cell>
          <table:table-cell office:value-type="float" office:value="-162000">
            <text:p>-16200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Expense:</text:p>
          </table:table-cell>
          <table:table-cell table:number-columns-repeated="6"/>
        </table:table-row>
        <table:table-row table:style-name="ro1">
          <table:table-cell office:value-type="string">
            <text:p><text:s text:c="2"/>Labor</text:p>
          </table:table-cell>
          <table:table-cell/>
          <table:table-cell table:number-columns-repeated="5" office:value-type="float" office:value="-60000">
            <text:p>-60000</text:p>
          </table:table-cell>
        </table:table-row>
        <table:table-row table:style-name="ro1">
          <table:table-cell office:value-type="string">
            <text:p><text:s text:c="2"/>Material</text:p>
          </table:table-cell>
          <table:table-cell/>
          <table:table-cell table:number-columns-repeated="5" office:value-type="float" office:value="-20000">
            <text:p>-20000</text:p>
          </table:table-cell>
        </table:table-row>
        <table:table-row table:style-name="ro1">
          <table:table-cell office:value-type="string">
            <text:p><text:s text:c="2"/>Overhead</text:p>
          </table:table-cell>
          <table:table-cell/>
          <table:table-cell table:number-columns-repeated="5" office:value-type="float" office:value="-10000">
            <text:p>-10000</text:p>
          </table:table-cell>
        </table:table-row>
        <table:table-row table:style-name="ro1">
          <table:table-cell office:value-type="string">
            <text:p><text:s text:c="2"/>Debt Interest</text:p>
          </table:table-cell>
          <table:table-cell/>
          <table:table-cell table:formula="of:=IPMT(0.12;[.C2];5;[.$B$29])" office:value-type="currency" office:currency="USD" office:value="-7776">
            <text:p>-$7,776.00</text:p>
          </table:table-cell>
          <table:table-cell table:formula="of:=IPMT(0.12;[.D2];5;[.$B$29])" office:value-type="currency" office:currency="USD" office:value="-6551.9819244264">
            <text:p>-$6,551.98</text:p>
          </table:table-cell>
          <table:table-cell table:formula="of:=IPMT(0.12;[.E2];5;[.$B$29])" office:value-type="currency" office:currency="USD" office:value="-5181.08167978397">
            <text:p>-$5,181.08</text:p>
          </table:table-cell>
          <table:table-cell table:formula="of:=IPMT(0.12;[.F2];5;[.$B$29])" office:value-type="currency" office:currency="USD" office:value="-3645.67340578445">
            <text:p>-$3,645.67</text:p>
          </table:table-cell>
          <table:table-cell table:formula="of:=IPMT(0.12;[.G2];5;[.$B$29])" office:value-type="currency" office:currency="USD" office:value="-1926.01613890499">
            <text:p>-$1,926.02</text:p>
          </table:table-cell>
        </table:table-row>
        <table:table-row table:style-name="ro1">
          <table:table-cell office:value-type="string">
            <text:p><text:s text:c="2"/>Depreciation</text:p>
          </table:table-cell>
          <table:table-cell/>
          <table:table-cell table:formula="of:=[.C3]*[.$B$6]" office:value-type="float" office:value="-23149.8">
            <text:p>-23149.8</text:p>
          </table:table-cell>
          <table:table-cell table:formula="of:=[.D3]*[.$B$6]" office:value-type="float" office:value="-39673.8">
            <text:p>-39673.8</text:p>
          </table:table-cell>
          <table:table-cell table:formula="of:=[.E3]*[.$B$6]" office:value-type="float" office:value="-28333.8">
            <text:p>-28333.8</text:p>
          </table:table-cell>
          <table:table-cell table:formula="of:=[.F3]*[.$B$6]" office:value-type="float" office:value="-20233.8">
            <text:p>-20233.8</text:p>
          </table:table-cell>
          <table:table-cell table:formula="of:=[.G3]*[.$B$6]" office:value-type="float" office:value="-7233.3">
            <text:p>-7233.3</text:p>
          </table:table-cell>
        </table:table-row>
        <table:table-row table:style-name="ro1">
          <table:table-cell table:style-name="ce1" office:value-type="string">
            <text:p>Revenue</text:p>
          </table:table-cell>
          <table:table-cell/>
          <table:table-cell table:number-columns-repeated="5" office:value-type="float" office:value="175000">
            <text:p>175000</text:p>
          </table:table-cell>
        </table:table-row>
        <table:table-row table:style-name="ro1">
          <table:table-cell office:value-type="string">
            <text:p>Taxable Income</text:p>
          </table:table-cell>
          <table:table-cell/>
          <table:table-cell table:formula="of:=SUM([.C8:.C13])" office:value-type="float" office:value="54074.2">
            <text:p>54074.2</text:p>
          </table:table-cell>
          <table:table-cell table:formula="of:=SUM([.D8:.D13])" office:value-type="float" office:value="38774.2180755736">
            <text:p>38774.2180755736</text:p>
          </table:table-cell>
          <table:table-cell table:formula="of:=SUM([.E8:.E13])" office:value-type="float" office:value="51485.118320216">
            <text:p>51485.118320216</text:p>
          </table:table-cell>
          <table:table-cell table:formula="of:=SUM([.F8:.F13])" office:value-type="float" office:value="61120.5265942155">
            <text:p>61120.5265942155</text:p>
          </table:table-cell>
          <table:table-cell table:formula="of:=SUM([.G8:.G13])" office:value-type="float" office:value="75840.683861095">
            <text:p>75840.683861095</text:p>
          </table:table-cell>
        </table:table-row>
        <table:table-row table:style-name="ro1">
          <table:table-cell office:value-type="string">
            <text:p>Income Tax (40%)</text:p>
          </table:table-cell>
          <table:table-cell/>
          <table:table-cell table:formula="of:=0.4 * [.C14]" office:value-type="float" office:value="21629.68">
            <text:p>21629.68</text:p>
          </table:table-cell>
          <table:table-cell table:formula="of:=0.4 * [.D14]" office:value-type="float" office:value="15509.6872302294">
            <text:p>15509.6872302294</text:p>
          </table:table-cell>
          <table:table-cell table:formula="of:=0.4 * [.E14]" office:value-type="float" office:value="20594.0473280864">
            <text:p>20594.0473280864</text:p>
          </table:table-cell>
          <table:table-cell table:formula="of:=0.4 * [.F14]" office:value-type="float" office:value="24448.2106376862">
            <text:p>24448.2106376862</text:p>
          </table:table-cell>
          <table:table-cell table:formula="of:=0.4 * [.G14]" office:value-type="float" office:value="30336.273544438">
            <text:p>30336.27354443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et Income</text:p>
          </table:table-cell>
          <table:table-cell/>
          <table:table-cell table:formula="of:=[.C14]-[.C15]" office:value-type="float" office:value="32444.52">
            <text:p>32444.52</text:p>
          </table:table-cell>
          <table:table-cell table:formula="of:=[.D14]-[.D15]" office:value-type="float" office:value="23264.5308453442">
            <text:p>23264.5308453442</text:p>
          </table:table-cell>
          <table:table-cell table:formula="of:=[.E14]-[.E15]" office:value-type="float" office:value="30891.0709921296">
            <text:p>30891.0709921296</text:p>
          </table:table-cell>
          <table:table-cell table:formula="of:=[.F14]-[.F15]" office:value-type="float" office:value="36672.3159565293">
            <text:p>36672.3159565293</text:p>
          </table:table-cell>
          <table:table-cell table:formula="of:=[.G14]-[.G15]" office:value-type="float" office:value="45504.410316657">
            <text:p>45504.4103166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Cash Flow Statement</text:p>
          </table:table-cell>
          <table:table-cell table:number-columns-repeated="6"/>
        </table:table-row>
        <table:table-row table:style-name="ro2">
          <table:table-cell office:value-type="string">
            <text:p>Operating Activities</text:p>
          </table:table-cell>
          <table:table-cell table:number-columns-repeated="6"/>
        </table:table-row>
        <table:table-row table:style-name="ro1">
          <table:table-cell office:value-type="string">
            <text:p><text:s text:c="2"/>Net Income</text:p>
          </table:table-cell>
          <table:table-cell/>
          <table:table-cell table:formula="of:=[.C17]" office:value-type="float" office:value="32444.52">
            <text:p>32444.52</text:p>
          </table:table-cell>
          <table:table-cell table:formula="of:=[.D17]" office:value-type="float" office:value="23264.5308453442">
            <text:p>23264.5308453442</text:p>
          </table:table-cell>
          <table:table-cell table:formula="of:=[.E17]" office:value-type="float" office:value="30891.0709921296">
            <text:p>30891.0709921296</text:p>
          </table:table-cell>
          <table:table-cell table:formula="of:=[.F17]" office:value-type="float" office:value="36672.3159565293">
            <text:p>36672.3159565293</text:p>
          </table:table-cell>
          <table:table-cell table:formula="of:=[.G17]" office:value-type="float" office:value="45504.410316657">
            <text:p>45504.410316657</text:p>
          </table:table-cell>
        </table:table-row>
        <table:table-row table:style-name="ro1">
          <table:table-cell office:value-type="string">
            <text:p><text:s text:c="2"/>Depreciation</text:p>
          </table:table-cell>
          <table:table-cell/>
          <table:table-cell table:formula="of:=-[.C12]" office:value-type="float" office:value="23149.8">
            <text:p>23149.8</text:p>
          </table:table-cell>
          <table:table-cell table:formula="of:=-[.D12]" office:value-type="float" office:value="39673.8">
            <text:p>39673.8</text:p>
          </table:table-cell>
          <table:table-cell table:formula="of:=-[.E12]" office:value-type="float" office:value="28333.8">
            <text:p>28333.8</text:p>
          </table:table-cell>
          <table:table-cell table:formula="of:=-[.F12]" office:value-type="float" office:value="20233.8">
            <text:p>20233.8</text:p>
          </table:table-cell>
          <table:table-cell table:formula="of:=-[.G12]" office:value-type="float" office:value="7233.3">
            <text:p>7233.3</text:p>
          </table:table-cell>
        </table:table-row>
        <table:table-row table:style-name="ro2">
          <table:table-cell office:value-type="string">
            <text:p>Investment Activities</text:p>
          </table:table-cell>
          <table:table-cell table:number-columns-repeated="6"/>
        </table:table-row>
        <table:table-row table:style-name="ro2">
          <table:table-cell office:value-type="string">
            <text:p><text:s text:c="2"/>Milling Machine</text:p>
          </table:table-cell>
          <table:table-cell office:value-type="float" office:value="-162000">
            <text:p>-162000</text:p>
          </table:table-cell>
          <table:table-cell table:number-columns-repeated="5"/>
        </table:table-row>
        <table:table-row table:style-name="ro2">
          <table:table-cell office:value-type="string">
            <text:p><text:s text:c="2"/>Salvage Value</text:p>
          </table:table-cell>
          <table:table-cell table:number-columns-repeated="5"/>
          <table:table-cell office:value-type="float" office:value="45000">
            <text:p>45000</text:p>
          </table:table-cell>
        </table:table-row>
        <table:table-row table:style-name="ro2">
          <table:table-cell office:value-type="string">
            <text:p><text:s text:c="2"/>Gains Tax</text:p>
          </table:table-cell>
          <table:table-cell table:number-columns-repeated="5"/>
          <table:table-cell table:formula="of:=-([.G25]-[.G5])*0.4" office:value-type="float" office:value="-649.8">
            <text:p>-649.8</text:p>
          </table:table-cell>
        </table:table-row>
        <table:table-row table:style-name="ro2">
          <table:table-cell office:value-type="string">
            <text:p><text:s text:c="2"/>Working Captal</text:p>
          </table:table-cell>
          <table:table-cell office:value-type="float" office:value="-25000">
            <text:p>-25000</text:p>
          </table:table-cell>
          <table:table-cell table:number-columns-repeated="4"/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Financing Activities</text:p>
          </table:table-cell>
          <table:table-cell table:number-columns-repeated="6"/>
        </table:table-row>
        <table:table-row table:style-name="ro1">
          <table:table-cell office:value-type="string">
            <text:p><text:s text:c="2"/>Borrowed Funds</text:p>
          </table:table-cell>
          <table:table-cell office:value-type="float" office:value="64800">
            <text:p>64800</text:p>
          </table:table-cell>
          <table:table-cell table:number-columns-repeated="5"/>
        </table:table-row>
        <table:table-row table:style-name="ro1">
          <table:table-cell office:value-type="string">
            <text:p><text:s text:c="2"/>Principal Repayment</text:p>
          </table:table-cell>
          <table:table-cell/>
          <table:table-cell table:formula="of:=PPMT(0.12;[.C2];5;[.$B$29])" office:value-type="currency" office:currency="USD" office:value="-10200.15062978">
            <text:p>-$10,200.15</text:p>
          </table:table-cell>
          <table:table-cell table:formula="of:=PPMT(0.12;[.D2];5;[.$B$29])" office:value-type="currency" office:currency="USD" office:value="-11424.1687053536">
            <text:p>-$11,424.17</text:p>
          </table:table-cell>
          <table:table-cell table:formula="of:=PPMT(0.12;[.E2];5;[.$B$29])" office:value-type="currency" office:currency="USD" office:value="-12795.068949996">
            <text:p>-$12,795.07</text:p>
          </table:table-cell>
          <table:table-cell table:formula="of:=PPMT(0.12;[.F2];5;[.$B$29])" office:value-type="currency" office:currency="USD" office:value="-14330.4772239955">
            <text:p>-$14,330.48</text:p>
          </table:table-cell>
          <table:table-cell table:formula="of:=PPMT(0.12;[.G2];5;[.$B$29])" office:value-type="currency" office:currency="USD" office:value="-16050.134490875">
            <text:p>-$16,050.13</text:p>
          </table:table-cell>
        </table:table-row>
        <table:table-row table:style-name="ro1">
          <table:table-cell office:value-type="string">
            <text:p>Net Cash Flow</text:p>
          </table:table-cell>
          <table:table-cell table:formula="of:=SUM([.B23:.B30])" office:value-type="float" office:value="-122200">
            <text:p>-122200</text:p>
          </table:table-cell>
          <table:table-cell table:formula="of:=SUM([.C21:.C30])" office:value-type="float" office:value="45394.16937022">
            <text:p>45394.16937022</text:p>
          </table:table-cell>
          <table:table-cell table:formula="of:=SUM([.D21:.D30])" office:value-type="float" office:value="51514.1621399906">
            <text:p>51514.1621399906</text:p>
          </table:table-cell>
          <table:table-cell table:formula="of:=SUM([.E21:.E30])" office:value-type="float" office:value="46429.8020421336">
            <text:p>46429.8020421336</text:p>
          </table:table-cell>
          <table:table-cell table:formula="of:=SUM([.F21:.F30])" office:value-type="float" office:value="42575.6387325338">
            <text:p>42575.6387325338</text:p>
          </table:table-cell>
          <table:table-cell table:formula="of:=SUM([.G21:.G30])" office:value-type="float" office:value="106037.775825782">
            <text:p>106037.77582578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W(15%)=</text:p>
          </table:table-cell>
          <table:table-cell table:formula="of:=NPV(0.2075;[.C31:.G31])+[.B31]" office:value-type="currency" office:currency="USD" office:value="38429.7282373842">
            <text:p>$38,429.73</text:p>
          </table:table-cell>
          <table:table-cell table:number-columns-repeated="5"/>
        </table:table-row>
        <table:table-row table:style-name="ro2">
          <table:table-cell office:value-type="string">
            <text:p>IRR=</text:p>
          </table:table-cell>
          <table:table-cell table:formula="of:=IRR([.B31:.G31])" office:value-type="percentage" office:value="0.329502774123854">
            <text:p>32.95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9:37:01</meta:creation-date>
    <dc:date>2013-02-28T20:50:16</dc:date>
    <meta:editing-duration>PT12M13S</meta:editing-duration>
    <meta:editing-cycles>1</meta:editing-cycles>
    <meta:document-statistic meta:table-count="2" meta:cell-count="137" meta:object-count="0"/>
    <meta:generator>LibreOffice/4.0.0.3$MacOSX_x86 LibreOffice_project/53fd80e80f44edd735c18dbc5b6cde811e0a15c</meta:generator>
  </office:meta>
</office:document-meta>
</file>